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3"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4"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75"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76"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77"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78"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79"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officeooo:rsid="00207381"/>
    </style:style>
    <style:style style:name="T38" style:family="text">
      <style:text-properties officeooo:rsid="002318c1"/>
    </style:style>
    <style:style style:name="T39" style:family="text">
      <style:text-properties fo:font-weight="bold" officeooo:rsid="002318c1" style:font-weight-asian="bold" style:font-weight-complex="bold"/>
    </style:style>
    <style:style style:name="T40" style:family="text">
      <style:text-properties fo:font-weight="bold" officeooo:rsid="002d8302" style:font-weight-asian="bold" style:font-weight-complex="bold"/>
    </style:style>
    <style:style style:name="T41" style:family="text">
      <style:text-properties officeooo:rsid="00284a4c"/>
    </style:style>
    <style:style style:name="T42" style:family="text">
      <style:text-properties officeooo:rsid="002d8302"/>
    </style:style>
    <style:style style:name="T43"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4"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5"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9" style:family="text">
      <style:text-properties officeooo:rsid="003a87eb"/>
    </style:style>
    <style:style style:name="T50" style:family="text">
      <style:text-properties officeooo:rsid="0040bd59"/>
    </style:style>
    <style:style style:name="T51" style:family="text">
      <style:text-properties officeooo:rsid="0046db34"/>
    </style:style>
    <style:style style:name="T52" style:family="text">
      <style:text-properties officeooo:rsid="004fd741"/>
    </style:style>
    <style:style style:name="T53" style:family="text">
      <style:text-properties officeooo:rsid="00573b5f"/>
    </style:style>
    <style:style style:name="T54" style:family="text">
      <style:text-properties officeooo:rsid="0058eeb8"/>
    </style:style>
    <style:style style:name="T55" style:family="text">
      <style:text-properties officeooo:rsid="005c3a92"/>
    </style:style>
    <style:style style:name="T56" style:family="text">
      <style:text-properties officeooo:rsid="00630595"/>
    </style:style>
    <style:style style:name="T57" style:family="text">
      <style:text-properties officeooo:rsid="0068130a"/>
    </style:style>
    <style:style style:name="T58" style:family="text">
      <style:text-properties officeooo:rsid="007055e4"/>
    </style:style>
    <style:style style:name="T59" style:family="text">
      <style:text-properties officeooo:rsid="007204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7">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41">30</text:span> 2019</text:p>
      <text:p text:style-name="P22"/>
      <text:p text:style-name="P52">In order to study BOHB performance, we decided to run two new studies using Bayesian Optimization (without Hyperband) and Random Search using as budget 50 epochs. We ran both <text:span text:style-name="T38">for 400 iterations</text:span><text:span text:style-name="T39"> </text:span><text:span text:style-name="T38">which gives a total budget of </text:span><text:span text:style-name="T40">400*3*50=60k epochs</text:span><text:span text:style-name="T38">. In order to compare with BOHB, we also ran a new BOHB study </text:span><text:span text:style-name="T40">study_bohb</text:span><text:span text:style-name="T38"> with the same total budget, using 106</text:span><text:span text:style-name="T39"> </text:span><text:span text:style-name="T38">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2">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43">study_bohb_dr25_tcert_spline </text:span><text:span text:style-name="T44">using 2 nodes*4 gpus=8 configurations simultaneously. </text:span><text:span text:style-name="T45">The study was run for 72 hours, evaluating 824 configurations. </text:span><text:span text:style-name="T46">A minimum and maximum budgets of 5 and 50 were used, respectively. PR AUC was used as optimization loss. </text:span><text:span text:style-name="T47">400 iterations were submitted and for each configuration 3 models were trained, using the sample median as estimate of the performance of the configurations. </text:span><text:span text:style-name="T46">Another study, “</text:span><text:span text:style-name="T43">study_bohb_dr25_tcert_spline</text:span><text:span text:style-name="T46">2” was run for 72 hours using 1 node </text:span><text:span text:style-name="T48">using the </text:span><text:span text:style-name="T46">previous study as warm-</text:span><text:soft-page-break/><text:span text:style-name="T46">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9">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50">-21</text:span> 2019</text:p>
      <text:p text:style-name="P29"/>
      <text:p text:style-name="P58">The models trained on 300 epochs using <text:span text:style-name="T50">the </text:span>best configuration obtained from study_bohb_dr25_tcert_spline2 overfit, <text:span text:style-name="T50">with the training and validation loss diverging on average around 100 epochs</text:span>. I stopped this training and <text:span text:style-name="T58">started </text:span>a new <text:span text:style-name="T50">one </text:span>using 100 epochs. The <text:span text:style-name="T50">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51">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52">(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5">(something wrong with either the 34k source tbl files or the pickle files Laurent created – less memory consumption than the tbl files)</text:span>. Still got about 700 hundred more TCEs than the whitened dataset on data5. </text:p>
      <text:p text:style-name="P69"/>
      <text:p text:style-name="P76">July 18 2019</text:p>
      <text:p text:style-name="P76"/>
      <text:p text:style-name="P70">Started two new hyperparameter optimization studies using the TCEs common to the whitened and spline datasets (~): bohb_<text:span text:style-name="T53">dr25tcert_whitened2 and bohb_dr25tcer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52">study_bohb_dr25_tcert_spline2. </text:span>Early stopping with a patience of 20 epochs and a total number of 300 epochs was used. This ensemble was then used to infer on the 180k unlabeled dataset and rank the TCEs by predicted output. The next goal is to <text:span text:style-name="T54">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77">July 19 2019</text:p>
      <text:p text:style-name="P77"/>
      <text:p text:style-name="P72">The study bohb_dr25tcert_whitened2 <text:span text:style-name="T56">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3">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7">I h</text:span>ave to figure out how they generated this ranking. As for the ranking produced now, we crossed the results with the 15 promising candidates that Laurent had based on the DV reports. For those, two of them were considered non-PC.</text:p>
      <text:p text:style-name="P73"/>
      <text:p text:style-name="P78"><text:soft-page-break/>July 23 2019</text:p>
      <text:p text:style-name="P78"><text:span text:style-name="T24"/></text:p>
      <text:p text:style-name="P78"><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74">I had to redo the BOHB studies for comparing whitening and spline preprocessing, since they were not using a common dataset.</text:p>
      <text:p text:style-name="P74"/>
      <text:p text:style-name="P79">July 26 2019</text:p>
      <text:p text:style-name="P79"/>
      <text:p text:style-name="P75">Reading through the Python source code used to create the required data and files in the required formats to be fed into the DV MATLAB package, and also the MATLAB source code used to load the data and prepare it for the former. <text:span text:style-name="T59">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26T18:18:59.547199002</dc:date>
    <meta:editing-duration>P21DT14H21M36S</meta:editing-duration>
    <meta:editing-cycles>45</meta:editing-cycles>
    <meta:generator>LibreOffice/5.3.6.1$Linux_X86_64 LibreOffice_project/30$Build-1</meta:generator>
    <meta:document-statistic meta:table-count="0" meta:image-count="0" meta:object-count="0" meta:page-count="7" meta:paragraph-count="79" meta:word-count="3573" meta:character-count="21558" meta:non-whitespace-character-count="18055"/>
  </office:meta>
</office:document-meta>
</file>